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420e" draw:opacity="30%" draw:textarea-horizontal-align="justify" draw:textarea-vertical-align="middle" draw:auto-grow-height="false" fo:min-height="10.014cm" fo:min-width="4.464cm" draw:shadow-opacity="30%"/>
    </style:style>
    <style:style style:name="gr2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646cm" fo:min-width="5.596cm" draw:shadow-opacity="30%"/>
    </style:style>
    <style:style style:name="gr3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528cm" draw:shadow-opacity="30%"/>
    </style:style>
    <style:style style:name="gr4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728cm" draw:shadow-opacity="30%"/>
    </style:style>
    <style:style style:name="gr5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826cm" fo:min-width="6.376cm" draw:shadow-opacity="30%"/>
    </style:style>
    <style:style style:name="gr6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646cm" fo:min-width="7.896cm" draw:shadow-opacity="30%"/>
    </style:style>
    <style:style style:name="gr7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916cm" fo:min-width="7.866cm" draw:shadow-opacity="30%"/>
    </style:style>
    <style:style style:name="gr8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556cm" fo:min-width="7.906cm" draw:shadow-opacity="3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420e" draw:opacity="30%"/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0084d1" draw:opacity="30%"/>
      <style:paragraph-properties fo:text-align="center"/>
    </style:style>
    <style:style style:name="P4" style:family="paragraph">
      <loext:graphic-properties draw:fill-color="#0084d1" draw:opacity="3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5cm" svg:height="10.8cm" svg:x="10.1cm" svg:y="3.9cm">
          <text:p text:style-name="P1"><text:span text:style-name="T1">Chap. 4</text:span></text:p>
          <text:p text:style-name="P1"><text:span text:style-name="T2">Concept of B2B </text:span></text:p>
          <text:p text:style-name="P1"><text:span text:style-name="T2">transfer syste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cm" svg:y="4.7cm">
          <text:p text:style-name="P1"><text:span text:style-name="T1">Chap. 3</text:span> </text:p>
          <text:p text:style-name="P1">FAIR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cm" svg:y="7.1cm">
          <text:p text:style-name="P1"><text:span text:style-name="T1">Chap. 3</text:span> </text:p>
          <text:p text:style-name="P1">Low Level RF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3cm" svg:height="2.8cm" svg:x="9.1cm" svg:y="15.7cm">
          <text:p text:style-name="P1"><text:span text:style-name="T1">Chap. 5</text:span> Application analysis</text:p>
          <text:p text:style-name="P1">of B2B transfer system</text:p>
          <text:p text:style-name="P1"><text:s/>for FAIR accelerator pai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8.5cm" svg:height="2.8cm" svg:x="18.8cm" svg:y="4cm">
          <text:p text:style-name="P1"><text:span text:style-name="T1">Chap. 6 </text:span><text:span text:style-name="T3">Investigation of two </text:span></text:p>
          <text:p text:style-name="P1"><text:span text:style-name="T3">synchronization methods from</text:span></text:p>
          <text:p text:style-name="P1"><text:span text:style-name="T3">beam dynamics 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7.1cm" svg:height="2.3cm" svg:x="9.1cm" svg:y="0.5cm">
          <text:p text:style-name="P1"><text:span text:style-name="T1">Chap. 2</text:span> </text:p>
          <text:p text:style-name="P1">Basic principles B2B </text:p>
          <text:p text:style-name="P1">transfer com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8.6cm" svg:height="2.1cm" svg:x="18.9cm" svg:y="7.2cm">
          <text:p text:style-name="P1"><text:span text:style-name="T1">Chap. 6 </text:span><text:span text:style-name="T3">GMT systematic </text:span></text:p>
          <text:p text:style-name="P1"><text:span text:style-name="T3">investigation for B2B</text:span></text:p>
          <text:p text:style-name="P1"><text:span text:style-name="T3">transfer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6cm" svg:height="2.4cm" svg:x="18.9cm" svg:y="9.7cm">
          <text:p text:style-name="P1"><text:span text:style-name="T1">Chap. 6 </text:span><text:span text:style-name="T3">SIS18 extraction </text:span></text:p>
          <text:p text:style-name="P1"><text:span text:style-name="T3">&amp; SIS100 injection </text:span></text:p>
          <text:p text:style-name="P1"><text:span text:style-name="T3">kicker investi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2" draw:id="id2" draw:layer="layout" svg:width="8.6cm" svg:height="2cm" svg:x="18.9cm" svg:y="12.7cm">
          <text:p text:style-name="P1"><text:span text:style-name="T1">Chap. 6 </text:span><text:span text:style-name="T3">Test setup </text:span></text:p>
          <text:p text:style-name="P1"><text:span text:style-name="T3">from the timing perspectiv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7.3cm" svg:y1="5.6cm" svg:x2="10.2cm" svg:y2="5.6cm">
          <text:p/>
        </draw:line>
        <draw:line draw:style-name="gr9" draw:text-style-name="P5" draw:layer="layout" svg:x1="7.3cm" svg:y1="8.3cm" svg:x2="10.2cm" svg:y2="8.3cm">
          <text:p/>
        </draw:line>
        <draw:line draw:style-name="gr9" draw:text-style-name="P5" draw:layer="layout" svg:x1="12.7cm" svg:y1="2.8cm" svg:x2="12.7cm" svg:y2="4cm">
          <text:p/>
        </draw:line>
        <draw:line draw:style-name="gr9" draw:text-style-name="P5" draw:layer="layout" svg:x1="12.7cm" svg:y1="14.7cm" svg:x2="12.7cm" svg:y2="15.8cm">
          <text:p/>
        </draw:line>
        <draw:line draw:style-name="gr9" draw:text-style-name="P5" draw:layer="layout" svg:x1="18.8cm" svg:y1="5.5cm" svg:x2="15.6cm" svg:y2="5.5cm">
          <text:p/>
        </draw:line>
        <draw:line draw:style-name="gr9" draw:text-style-name="P5" draw:layer="layout" svg:x1="18.9cm" svg:y1="8.3cm" svg:x2="15.6cm" svg:y2="8.3cm">
          <text:p/>
        </draw:line>
        <draw:line draw:style-name="gr9" draw:text-style-name="P5" draw:layer="layout" svg:x1="23cm" svg:y1="12.1cm" svg:x2="23cm" svg:y2="12.8cm">
          <text:p/>
        </draw:line>
        <draw:line draw:style-name="gr9" draw:text-style-name="P5" draw:layer="layout" svg:x1="15.6cm" svg:y1="13.6cm" svg:x2="19cm" svg:y2="13.6cm">
          <text:p/>
        </draw:line>
        <draw:connector draw:style-name="gr9" draw:text-style-name="P5" draw:layer="layout" svg:x1="27.5cm" svg:y1="8.25cm" svg:x2="27.5cm" svg:y2="13.7cm" draw:start-shape="id1" draw:start-glue-point="1" draw:end-shape="id2" draw:end-glue-point="1" svg:d="M27500 8250h502v5450h-502" svg:viewBox="0 0 503 5451">
          <text:p/>
        </draw:connector>
        <draw:connector draw:style-name="gr9" draw:text-style-name="P5" draw:layer="layout" svg:x1="16.2cm" svg:y1="1.65cm" svg:x2="23.05cm" svg:y2="4cm" draw:start-shape="id3" draw:start-glue-point="1" draw:end-shape="id4" draw:end-glue-point="0" svg:d="M16200 1650h6850v2350" svg:viewBox="0 0 685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7:12:58.894000000</meta:creation-date>
    <meta:generator>LibreOffice/4.4.4.3$Windows_x86 LibreOffice_project/2c39ebcf046445232b798108aa8a7e7d89552ea8</meta:generator>
    <dc:date>2016-10-27T11:38:20.730000000</dc:date>
    <meta:editing-duration>P1DT16H44M38S</meta:editing-duration>
    <meta:editing-cycles>6</meta:editing-cycles>
    <meta:document-statistic meta:object-count="19"/>
  </office:meta>
</office:document-meta>
</file>